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Inconsolata" svg:font-family="Inconsola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1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FreeSans"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000000" style:font-name="FreeSans" fo:font-size="40pt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fo:color="#000000" style:font-name="FreeSans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style:font-name="FreeSans" fo:font-size="60pt" style:font-size-asian="60pt" style:font-size-complex="60pt"/>
    </style:style>
    <style:style style:name="P6" style:family="paragraph" style:parent-style-name="Standard">
      <style:paragraph-properties fo:text-align="center" style:justify-single-word="false"/>
      <style:text-properties fo:color="#000000" style:font-name="FreeSans" fo:font-size="90pt" fo:font-weight="bold" style:font-size-asian="90pt" style:font-weight-asian="bold" style:font-size-complex="90pt" style:font-weight-complex="bold"/>
    </style:style>
    <style:style style:name="T1" style:family="text">
      <style:text-properties fo:color="#000000" style:font-name="Inconsolata" fo:font-size="50pt" style:font-size-asian="43.75pt" style:font-size-complex="50pt"/>
    </style:style>
    <style:style style:name="T2" style:family="text">
      <style:text-properties fo:color="#000000" fo:font-size="50pt" style:font-size-asian="43.75pt" style:font-size-complex="50pt"/>
    </style:style>
    <style:style style:name="T3" style:family="text">
      <style:text-properties fo:color="#000000" style:font-name="Arial" fo:font-size="50pt" style:font-size-asian="43.75pt" style:font-size-complex="50pt"/>
    </style:style>
    <style:style style:name="T4" style:family="text">
      <style:text-properties fo:color="#000000" style:font-name="FreeSans"/>
    </style:style>
    <style:style style:name="T5" style:family="text">
      <style:text-properties fo:color="#000000" style:font-name="FreeSans" fo:font-size="50pt" style:font-size-asian="43.75pt" style:font-size-complex="50pt"/>
    </style:style>
    <style:style style:name="T6" style:family="text">
      <style:text-properties fo:color="#000000" style:font-name="FreeSans" fo:font-size="40pt" style:font-size-asian="40pt" style:font-size-complex="40pt"/>
    </style:style>
    <style:style style:name="T7" style:family="text">
      <style:text-properties fo:color="#000000" style:font-name="Liberation Sans" fo:font-size="50pt" style:font-size-asian="43.75pt" style:font-size-complex="50pt"/>
    </style:style>
    <style:style style:name="T8" style:family="text">
      <style:text-properties fo:color="#000000" style:font-name="DejaVu Sans" fo:font-size="50pt" style:font-size-asian="43.75pt" style:font-size-complex="5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lSEC</text:p>
      <text:p text:style-name="P2">(Cal Security Enthusiasts Club)</text:p>
      <text:p text:style-name="P4"/>
      <text:p text:style-name="P5">Learn security by <text:span text:style-name="T14">doing</text:span>,</text:p>
      <text:p text:style-name="P5">not by watching.</text:p>
      <text:p text:style-name="P4"/>
      <text:p text:style-name="P3">Weekly meetings:</text:p>
      <text:p text:style-name="P3">Saturday, 2 pm, 105 Latimer</text:p>
      <text:p text:style-name="P2"/>
      <text:p text:style-name="P1"><text:a xlink:type="simple" xlink:href="http://calsec.berkeley.edu/"><text:span text:style-name="T6">http://calsec.berkeley.ed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Inconsolata" svg:font-family="Inconsola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1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5T15:13:43</meta:creation-date>
    <meta:print-date>2012-01-25T15:29:39</meta:print-date>
    <meta:document-statistic meta:table-count="0" meta:image-count="0" meta:object-count="0" meta:page-count="1" meta:paragraph-count="7" meta:word-count="20" meta:character-count="146" meta:non-whitespace-character-count="133"/>
    <dc:date>2012-01-25T15:31:03</dc:date>
    <meta:editing-duration>PT1M10S</meta:editing-duration>
    <meta:editing-cycles>1</meta:editing-cycles>
    <meta:generator>LibreOffice/3.4$Unix LibreOffice_project/340m1$Build-302</meta:generator>
  </office:meta>
</office:document-meta>
</file>